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 UI Historic" svg:font-family="'Segoe UI Historic', 'Segoe UI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5a9c" officeooo:paragraph-rsid="00105a9c"/>
    </style:style>
    <style:style style:name="P2" style:family="paragraph" style:parent-style-name="Standard">
      <style:text-properties officeooo:rsid="0010690a" officeooo:paragraph-rsid="0010690a"/>
    </style:style>
    <style:style style:name="P3" style:family="paragraph" style:parent-style-name="Standard">
      <style:text-properties officeooo:rsid="00113d42" officeooo:paragraph-rsid="00113d42"/>
    </style:style>
    <style:style style:name="P4" style:family="paragraph" style:parent-style-name="Standard">
      <style:text-properties officeooo:rsid="0012dbca" officeooo:paragraph-rsid="0012dbca"/>
    </style:style>
    <style:style style:name="P5" style:family="paragraph" style:parent-style-name="Standard">
      <style:text-properties officeooo:rsid="0012fea7" officeooo:paragraph-rsid="0012fea7"/>
    </style:style>
    <style:style style:name="P6" style:family="paragraph" style:parent-style-name="Standard">
      <style:text-properties officeooo:rsid="0013fb87" officeooo:paragraph-rsid="0013fb87"/>
    </style:style>
    <style:style style:name="P7" style:family="paragraph" style:parent-style-name="Standard">
      <style:text-properties officeooo:rsid="0015f608" officeooo:paragraph-rsid="0015f608"/>
    </style:style>
    <style:style style:name="P8" style:family="paragraph" style:parent-style-name="Standard">
      <style:text-properties officeooo:rsid="0017b093" officeooo:paragraph-rsid="0017b093"/>
    </style:style>
    <style:style style:name="P9" style:family="paragraph" style:parent-style-name="Standard">
      <style:text-properties officeooo:rsid="00190360" officeooo:paragraph-rsid="00190360"/>
    </style:style>
    <style:style style:name="P10" style:family="paragraph" style:parent-style-name="Standard">
      <style:text-properties officeooo:rsid="001bb1af" officeooo:paragraph-rsid="001bb1af"/>
    </style:style>
    <style:style style:name="P11" style:family="paragraph" style:parent-style-name="Standard">
      <style:text-properties officeooo:rsid="001bf67d" officeooo:paragraph-rsid="001bf67d"/>
    </style:style>
    <style:style style:name="P12" style:family="paragraph" style:parent-style-name="Standard">
      <style:text-properties officeooo:rsid="001c17ff" officeooo:paragraph-rsid="001c17ff"/>
    </style:style>
    <style:style style:name="P13" style:family="paragraph" style:parent-style-name="Standard">
      <style:text-properties officeooo:rsid="001c1f28" officeooo:paragraph-rsid="001c1f28"/>
    </style:style>
    <style:style style:name="P14" style:family="paragraph" style:parent-style-name="Standard">
      <style:text-properties officeooo:rsid="001d88a9" officeooo:paragraph-rsid="001d88a9"/>
    </style:style>
    <style:style style:name="P15" style:family="paragraph" style:parent-style-name="Standard">
      <style:text-properties officeooo:rsid="0020d34e" officeooo:paragraph-rsid="0020d34e"/>
    </style:style>
    <style:style style:name="P16" style:family="paragraph" style:parent-style-name="Standard">
      <style:text-properties officeooo:rsid="0020fc8c" officeooo:paragraph-rsid="0020fc8c"/>
    </style:style>
    <style:style style:name="P17" style:family="paragraph" style:parent-style-name="Standard">
      <style:text-properties officeooo:rsid="0022f8f3" officeooo:paragraph-rsid="0022f8f3"/>
    </style:style>
    <style:style style:name="P18" style:family="paragraph" style:parent-style-name="Standard">
      <style:text-properties officeooo:rsid="0024ac0d" officeooo:paragraph-rsid="0024ac0d"/>
    </style:style>
    <style:style style:name="P19" style:family="paragraph" style:parent-style-name="Standard">
      <style:text-properties officeooo:rsid="002106b0" officeooo:paragraph-rsid="002106b0"/>
    </style:style>
    <style:style style:name="P20" style:family="paragraph" style:parent-style-name="Standard">
      <style:text-properties officeooo:rsid="002575b9" officeooo:paragraph-rsid="002575b9"/>
    </style:style>
    <style:style style:name="P21" style:family="paragraph" style:parent-style-name="Standard">
      <style:text-properties officeooo:rsid="002691b4" officeooo:paragraph-rsid="002691b4"/>
    </style:style>
    <style:style style:name="P22" style:family="paragraph" style:parent-style-name="Standard">
      <style:text-properties officeooo:rsid="00275fac" officeooo:paragraph-rsid="00275fac"/>
    </style:style>
    <style:style style:name="P23" style:family="paragraph" style:parent-style-name="Standard">
      <style:text-properties officeooo:rsid="00291568" officeooo:paragraph-rsid="00291568"/>
    </style:style>
    <style:style style:name="P24" style:family="paragraph" style:parent-style-name="Standard">
      <style:text-properties officeooo:rsid="002b242e" officeooo:paragraph-rsid="002b242e"/>
    </style:style>
    <style:style style:name="P25" style:family="paragraph" style:parent-style-name="Standard">
      <style:text-properties officeooo:rsid="002cb232" officeooo:paragraph-rsid="002cb232"/>
    </style:style>
    <style:style style:name="P26" style:family="paragraph" style:parent-style-name="Standard">
      <style:text-properties officeooo:rsid="002cb35b" officeooo:paragraph-rsid="002cb35b"/>
    </style:style>
    <style:style style:name="P27" style:family="paragraph" style:parent-style-name="Standard">
      <style:text-properties style:text-line-through-style="solid" style:text-line-through-type="single" officeooo:rsid="0017b093" officeooo:paragraph-rsid="0017b093"/>
    </style:style>
    <style:style style:name="P28" style:family="paragraph" style:parent-style-name="Standard">
      <style:text-properties style:text-line-through-style="solid" style:text-line-through-type="single" officeooo:rsid="001eed7a" officeooo:paragraph-rsid="001eed7a"/>
    </style:style>
    <style:style style:name="T1" style:family="text">
      <style:text-properties officeooo:rsid="0010690a"/>
    </style:style>
    <style:style style:name="T2" style:family="text">
      <style:text-properties fo:font-variant="normal" fo:text-transform="none" fo:color="#050505" loext:opacity="100%" style:font-name="Segoe UI Historic" fo:font-size="11.25pt" fo:letter-spacing="normal" fo:font-style="normal" fo:font-weight="normal"/>
    </style:style>
    <style:style style:name="T3" style:family="text">
      <style:text-properties officeooo:rsid="00190360"/>
    </style:style>
    <style:style style:name="T4" style:family="text">
      <style:text-properties officeooo:rsid="001ae503"/>
    </style:style>
    <style:style style:name="T5" style:family="text">
      <style:text-properties officeooo:rsid="0027d769"/>
    </style:style>
    <style:style style:name="T6" style:family="text">
      <style:text-properties officeooo:rsid="0029ef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4</text:p>
      <text:p text:style-name="P1"/>
      <text:p text:style-name="P1">utiliser lighthouse/page <text:span text:style-name="T1">sp</text:span>eed<text:span text:style-name="T1"> insight</text:span> plutôt que gtmetrix</text:p>
      <text:p text:style-name="P1"/>
      <text:p text:style-name="P1">essayer en navigation privée</text:p>
      <text:p text:style-name="P1"/>
      <text:p text:style-name="P1">changer de place le fichier js</text:p>
      <text:p text:style-name="P1"/>
      <text:p text:style-name="P2">minifier fichiers js css</text:p>
      <text:p text:style-name="P2"/>
      <text:p text:style-name="P2">validateur accessibilité : https://achecker.ca/checker/index.php</text:p>
      <text:p text:style-name="P2"/>
      <text:p text:style-name="P2">bcp de techniques black hat à enlever</text:p>
      <text:p text:style-name="P2"/>
      <text:p text:style-name="P2">fichier robots.txt doit être à la racine du site, au même emplacement que l'index</text:p>
      <text:p text:style-name="P2"/>
      <text:p text:style-name="P2"><text:span text:style-name="T2">onglet network des devtools avec le throlling</text:span> </text:p>
      <text:p text:style-name="P2"/>
      <text:p text:style-name="P2"><text:span text:style-name="T2">pour font-awesome, regarde du côté des librairies CDN, ya peut-être un truc à faire</text:span> </text:p>
      <text:p text:style-name="P2"/>
      <text:p text:style-name="P3">version de bootstrap ancienne, recommander de mettre à jour</text:p>
      <text:p text:style-name="P3"/>
      <text:p text:style-name="P3">installer versions + récentes de bootstrap et jquery : https://getbootstrap.com/docs/4.6/getting-started/introduction/</text:p>
      <text:p text:style-name="P3"/>
      <text:p text:style-name="P3">papier paint img devant texte avec un ::before</text:p>
      <text:p text:style-name="P3"/>
      <text:p text:style-name="P3"><text:span text:style-name="T2">Je te conseille de potasser les conseils de Google lighthouse, tout est dit dedans. Vide bien les caches après chaque essai, car ça fausse les résultats.</text:span> </text:p>
      <text:p text:style-name="P3"/>
      <text:p text:style-name="P4">HTML de la barre de navigation pour la page 2 avec la nav qui sort du cadre</text:p>
      <text:p text:style-name="P4"/>
      <text:p text:style-name="P4">font-size minimum dans le html à retirer</text:p>
      <text:p text:style-name="P2"/>
      <text:p text:style-name="P4">noter les pages sur lesquels on s'est documenté pour joindre les reférences au document final</text:p>
      <text:p text:style-name="P2">mettre google analytics en recommandation</text:p>
      <text:p text:style-name="P2"/>
      <text:p text:style-name="P8">A vérifier :</text:p>
      <text:p text:style-name="P8">contrastes</text:p>
      <text:p text:style-name="P8">accessibilité au clavier</text:p>
      <text:p text:style-name="P8">ordre du code doit correspondre à ordre visuel</text:p>
      <text:p text:style-name="P8">taille des textes</text:p>
      <text:p text:style-name="P12">virer tous les !important</text:p>
      <text:p text:style-name="P18">champs du formulaire</text:p>
      <text:p text:style-name="P8"/>
      <text:p text:style-name="P8">problèmes : </text:p>
      <text:p text:style-name="P27">titre invisible en page 2</text:p>
      <text:p text:style-name="P28">icones fb &amp; cie en colonne sur tel</text:p>
      <text:p text:style-name="P24">si on conserve textures : régler la taille avec @media</text:p>
      <text:p text:style-name="P2"/>
      <text:p text:style-name="P5">Mofifs effectuées</text:p>
      <text:p text:style-name="P6"/>
      <text:p text:style-name="P6"><text:soft-page-break/>html</text:p>
      <text:p text:style-name="P6">lang = "<text:span text:style-name="T3">default</text:span>"</text:p>
      <text:p text:style-name="P7">title <text:span text:style-name="T3">vide</text:span><text:span text:style-name="T4"> et page 2</text:span></text:p>
      <text:p text:style-name="P9">liens réseaux sociaux renvoient sur index.html</text:p>
      <text:p text:style-name="P10">div "keyword" avec mots clefs 1px</text:p>
      <text:p text:style-name="P10"/>
      <text:p text:style-name="P10"/>
      <text:p text:style-name="P11">notes pour livrable :</text:p>
      <text:p text:style-name="P11">- suppression de keywords en petit (technique blackhat) et de balise keyword obsolète (https://www.definitions-seo.com/definition-de-balise-meta-keywords/)</text:p>
      <text:p text:style-name="P13">- taille des paragraphe augmentée de 11 à 18 pour meilleure lisibilité</text:p>
      <text:p text:style-name="P14">- trouver des partenaires pour les liens en bas de page dans le domaine du web + éviter les annuaires</text:p>
      <text:p text:style-name="P15">- font-smooth pas standard (https://developer.mozilla.org/fr/docs/Web/CSS/font-smooth)</text:p>
      <text:p text:style-name="P17">- mettre des liens vers les réseaux sociaux (actuellement vide)</text:p>
      <text:p text:style-name="P15"/>
      <text:p text:style-name="P16">- ça serait bien d'écraser les propriétés boostrap au lieu de mettre des !important partout</text:p>
      <text:p text:style-name="P16"/>
      <text:p text:style-name="P19">- Ajout d'un bouton "contact" en milieu de page d'accueil pour cohérence (plutôt que lien texte)</text:p>
      <text:p text:style-name="P20">- mettre un texte aguicheur dans la balise meta description</text:p>
      <text:p text:style-name="P21">- url lisibles (page2 -&gt; formulaire contact)</text:p>
      <text:p text:style-name="P23">- remplacer texte sous format img par vrai texte</text:p>
      <text:p text:style-name="P22">- retaillé img 1 + remplacer png de texture<text:span text:style-name="T5"> par wallpaper (https://www.transparenttextures.com/)</text:span><text:span text:style-name="T6"> + convert .bmp en .jpeg (img de présentation)</text:span></text:p>
      <text:p text:style-name="P25">- mot clef dans title</text:p>
      <text:p text:style-name="P26">- recommandation : page blog ou news, un truc régulièrement mis à jour</text:p>
      <text:p text:style-name="P26">- recommandation : google analytic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 UI Historic" svg:font-family="'Segoe UI Historic', 'Segoe UI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9T08:15:40.073000000</meta:creation-date>
    <dc:date>2021-04-23T11:00:07.887000000</dc:date>
    <meta:editing-duration>PT19H37M41S</meta:editing-duration>
    <meta:editing-cycles>23</meta:editing-cycles>
    <meta:generator>LibreOffice/7.0.0.3$Windows_x86 LibreOffice_project/8061b3e9204bef6b321a21033174034a5e2ea88e</meta:generator>
    <meta:document-statistic meta:table-count="0" meta:image-count="0" meta:object-count="0" meta:page-count="2" meta:paragraph-count="50" meta:word-count="403" meta:character-count="2596" meta:non-whitespace-character-count="2239"/>
  </office:meta>
</office:document-meta>
</file>